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2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K_SABHA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ATE_CODE</text:p>
          </table:table-cell>
          <table:table-cell office:value-type="string">
            <text:p>CONSTITUENCY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raku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Srikakulam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zianagaram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sakhapatnam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nakapalli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Kakinada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malapuram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Rajahmundry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Narasapuram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Eluru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Machilipatnam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jayawada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Guntur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Narasaraopet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Bapatla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Ongole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Nandyal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Kurnool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nantapur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Hindupur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Kadapa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Nellore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Tirupati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Rajampet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Chittoor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unachal West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unachal East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Karimganj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Silchar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utonomous District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Dhubri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Kokrajhar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Barpeta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Gauhati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Mangaldoi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Tezpur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Nowgong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Kaliabor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Jorhat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Dibrugarh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Lakhim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Valmiki Naga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aschim Champaran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urvi Champaran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heoha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itamarhi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Madhubani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Jhanjhar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upaul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Arari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Kishanganj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Katiha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urni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Madhepur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Darbhang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Muzaffar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Vaishali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Gopalganj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iwan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Maharajganj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aran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Haji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Ujiar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amasti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egusarai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Khagari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hagalpu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ank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Munge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Naland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atna Sahib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ataliputr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Arrah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uxar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asaram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Karakat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Jahanabad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Aurangabad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Gay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Nawad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Jamui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Sarguja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igarh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Janjgir-Champa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Korba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Bilaspur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jnandgaon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Durg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ipur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Mahasamund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Bastar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Kanker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North Goa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South Go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Kachch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anaskanth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Patan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Mahesan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abarkanth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Gandhinag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Ahmedabad Eas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Ahmedabad Wes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urendranag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Rajko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Porband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Jamnag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Junagad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Amreli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havnag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Anand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Khed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Panchmahal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Dahod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Vadodar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Chhota Udaipu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haruc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ardoli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ura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Navsari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Valsad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Ambala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Kurukshetra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Sirsa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isar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Karnal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Sonipat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Rohtak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Bhiwani-Mahendragarh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Gurgaon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Faridabad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Kangra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Mandi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Hamirpur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Shiml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Rajmahal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Dumk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Godd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Chatr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Kodarm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Giridih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Dhanbad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Ranchi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Jamshedpur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Singhbhum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Khunti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Lohardag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Palamau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Hazaribagh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Chikkodi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elgaum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agalkot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ijapu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ulbarg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Raichu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id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Koppal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ellary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Haveri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Dharwad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Uttara Kannad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Davanagere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Shimog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Udupi Chikmagalu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Hassa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Dakshina Kannad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Chitradurg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Tumku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Mandy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Mysore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Chamarajanag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angalore Rural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angalore North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angalore Central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angalore South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Chikballapu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Kolar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asaragod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annur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Vatakara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Wayanad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ozhikode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Malappuram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Ponnani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Palakkad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Alathur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Thrissur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Chalakudy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Ernakulam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Idukki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ottayam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Alappuzha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Mavelikara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Pathanamthitta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ollam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Attingal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Thiruvananthapuram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oren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hind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Gwalio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Gun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Saga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Tikamgarh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Damoh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Khajuraho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Satn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Rew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Sidhi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Shahdol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Jabalpu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andl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alagha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Chhindwar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Hoshangabad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Vidish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hopal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Rajgarh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Dewas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Ujjain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andsou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Ratlam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Dha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Indore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Khargone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Khandw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etu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ndurb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hule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l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ve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uldhan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ko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mravat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Wardh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mtek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andara–Gondiy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adchiroli–Chim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andr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Yavatmal–Washim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Hingo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nde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rbhan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ln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urangab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indo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shik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lgh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iwand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ly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Thane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mbai Nor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mbai North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mbai North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mbai North Cent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mbai South Cent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mbai Sou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ig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v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une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aramat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ir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hmednag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ird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ee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Osmanab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Lat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ol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dh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ang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ata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tnagiri–Sindhudurg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olh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Hatkanangle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Inner Manipur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Outer Manipur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Shillo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Tura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Mizoram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agaland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argarh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undargarh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ambal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Keonjha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Mayurbhanj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alasore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hadrak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Jaj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Dhenkanal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olangi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Kalahandi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Nabarang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Kandhamal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Cuttack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Kendrapara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Jagatsingh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Puri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hubaneswa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Aska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erham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Korapu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Gurdasp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mritsa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Khadoor Sahib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Jalandha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Hoshiarp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nandpur Sahib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Ludhiana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Fatehgarh Sahib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Faridko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Firozp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Bathinda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Sangr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tial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Ganganaga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ikane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Churu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hunjhunu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Sika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aipur Rural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aip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Alwa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haratp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Karauli–Dholp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Daus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Tonk–Sawai Madhop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Ajme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Naga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Pali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odhp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arme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alore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Udaipu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answa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Chittorgarh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Rajsamand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hilwa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Kot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halawar–Bara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ikki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hiruvall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hennai North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hennai South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hennai Central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Sriperumbud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Kancheepur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Arakkon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Vellore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Krishnagir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Dharmapur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vannamala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Aran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Villupur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Kallakurich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Sale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Namakkal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Erode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pp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Nilgiris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oimbatore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Pollach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Dindigul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Kar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chirappall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Perambal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uddalore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hidambar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yiladutura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Nagapattin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hanjav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Sivaganga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dura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hen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Virudhunaga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Ramanathapur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hoothukkud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enkas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nelvel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Kanyakumari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Adil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Peddapalle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Karimnagar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Nizam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Zahir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Medak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Malkajgiri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Secunder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Hyder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Chevella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Mahbubnagar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Nagarkurnool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Nalgonda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Bhongir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Warangal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Mahabub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Khammam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ipura West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ipura Eas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haran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airan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uzaffar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ijno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Nagin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orad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Ram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mbhal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mroh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eeru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ghpa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hazi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autam Buddha 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ulandshah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ligar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Hathras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athur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gr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Fatehpur Sikr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Firoz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ainpur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Eta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daun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onl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reilly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Pilibhi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hahjahan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her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Dhaurahr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ita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Hardo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isrik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Unnao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ohanlal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ucknow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Rae Barel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meth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ultan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Pratapgar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Farrukh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Etawa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annau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anpur Urban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kbar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Jalaun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Jhans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Hamir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nd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Fateh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aushamb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Phul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llah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rabank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Faiz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mbedkar 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hraic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aiser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hrawast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ond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Domariya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st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nt Kabir 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aharaj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orakh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Kushi 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Deori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nsgaon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al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zamgar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hos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lem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lli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Jaun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achhlishah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hazi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Chandaul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Varanas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hadoh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irza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Robertsganj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Tehri Garhwal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Garhwal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Almora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Nainital–Udhamsingh Nagar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Haridwa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Cooch Beha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Alipurduars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Jalpaiguri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Darjeeling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Raiganj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lurghat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Maldaha Utta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Maldaha Dakshin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Jangi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haram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Murshidabad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Krishnanaga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Ranaghat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ngaon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rrackpore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Dum Dum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rasat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sirhat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Jaynaga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Mathura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Diamond Harbo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Jadav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Kolkata Dakshin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Kolkata Utta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Howrah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Uluberia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Sreram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Hooghly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Arambag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Tamluk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Kanthi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Ghatal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Jhargram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Medini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Purulia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nkura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ishnu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rdhaman Purba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ardhaman–Durga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Asansol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olpur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Birbhum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daman and Nicobar Islands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andigarh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adra and Nagar Haveli</text:p>
          </table:table-cell>
        </table:table-row>
        <table:table-row table:style-name="ro1">
          <table:table-cell office:value-type="string">
            <text:p>DD</text:p>
          </table:table-cell>
          <table:table-cell table:style-name="ce1" office:value-type="string">
            <text:p>Daman and Diu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Chandni Chowk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North East Delhi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East Delhi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New Delhi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North West Delhi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West Delhi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South Delhi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Baramulla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Srinagar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Anantnag–Rajouri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Udhampur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Jammu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dakh</text:p>
          </table:table-cell>
        </table:table-row>
        <table:table-row table:style-name="ro1">
          <table:table-cell office:value-type="string">
            <text:p>LD</text:p>
          </table:table-cell>
          <table:table-cell office:value-type="string">
            <text:p>Lakshadweep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uducherry</text:p>
          </table:table-cell>
        </table:table-row>
      </table:table>
      <table:table table:name="VIDHAN_SABHA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TATE_CODE</text:p>
          </table:table-cell>
          <table:table-cell office:value-type="string">
            <text:p>CONSTITUENCY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Ichch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las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ekka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thapatn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rikakul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madalavalas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Etcher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rasannape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j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lakon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urup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rvathi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al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Bobbi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eepurupal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ajapathinag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ellimar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Vizianag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rungavarapuko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Bhimili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sakhapatnam East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sakhapatnam South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sakhapatnam North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sakhapatnam Wes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ajuwak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od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dugu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raku Valley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de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nakapal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endurth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Elamanchi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yakaraope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rsipatn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un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rathipad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ith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kinada Rural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edd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naparthy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kinada City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machandr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ummidi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mal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zo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ann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othape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ndape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janag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jahmundry City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jahmundry Rural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Jaggampe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mpachod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ovv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idadavo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chan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lakoll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ras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Bhim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Und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anuk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adepalligude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Ungutu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Dendulu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Elu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opal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ol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intalapud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iruvu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uzvid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ann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udiva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ikal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edan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chilipatn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vanigad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mar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enamaluru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jayawada West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jayawada Central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ijayawada Eas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yl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ndigam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Jaggayyapet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edakurapad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adikon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ngalagi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onnu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Vemu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epal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ena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Bapat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rathipadu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Guntur West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Guntur Eas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ilakaluripe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rasaraope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attenapal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Vinukon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uraja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cher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Yerragondapale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Dars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rch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ddank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ira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anthanuthalapad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Ongo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nduk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ondap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rk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iddal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nigi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va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tmak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ovur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Nellore City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Nellore Rural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Sarvepall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ud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ullurpeta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Venkatagi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Udayagi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Badvel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jampet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dap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od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yachot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ulivend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malapu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Jammalamadug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roddat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yduk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llagad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risail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ndikotk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urnool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ny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ndyal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Banaganapal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Dhon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ttikon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odum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Yemmigan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ntralay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don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l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yadurg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Uravakon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untakal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adipat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inganamal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Anantapur Urban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lyandurg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Raptad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dakasir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Hindup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enukonda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uttaparth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Dharmavaram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adi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hamballapal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iler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Madanapall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unganu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andragi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Tirupat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rikalahast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Sathyaved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Nagari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Gangadhara Nellore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Chittoo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uthalapattu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Palamaner</text:p>
          </table:table-cell>
        </table:table-row>
        <table:table-row table:style-name="ro2">
          <table:table-cell office:value-type="string">
            <text:p>AP</text:p>
          </table:table-cell>
          <table:table-cell office:value-type="string">
            <text:p>Kuppam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Luml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Tawa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Mukt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Dira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Kalakta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Thrizino-Buragaon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Bomdil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Bame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Chayangtaj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Seppa Ea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Seppa We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Pakke-Kasang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Itanagar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Doimukh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Sagalee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Yachul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Ziro-Hapoli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Palin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Nyapin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Tal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Koloriang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Nach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Talih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Daporijo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Rag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Damporij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Liromob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Likabal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Basar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long West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long Ea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Rumgo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Mechuk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Tuting-Yingkio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Pangin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Nari-Koyu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Pasighat We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Pasighat Ea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Meb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Mariyang-Geku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nin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Dambuk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Roi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Tezu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Hayulia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Chowkham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Namsa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Leka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Bordumsa-Diyum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Mia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Nampo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Changlang South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Changlang North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Namsang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Khonsa Ea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Khonsa West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Borduria-Bagapan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Kanubari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Longding-Pumao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Pongchau-Wakk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Rataba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Patharkand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rimganj Nort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rimganj Sout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dar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Hailakand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tlicherr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Alga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ilch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ona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ola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Udharbond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Lakhi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rkhol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tigora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Haflong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okaja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Howragh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iphu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ithalangso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Mankach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almara Sout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ub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auri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olakganj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ilasipara We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ilasipara Ea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ossai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okrajhar We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okrajhar Ea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idl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ongai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ijn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Abhayapuri Nort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Abhayapuri Sout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udhna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oalpara Ea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oalpara We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alesw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orbhog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habani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Patacharkuch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rpet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ani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ghb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arukhet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Cheng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oko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Chay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Palasba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alukbari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Dispur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Gauhati East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Gauhati Wes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Hajo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mal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Rangiy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Tamul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Nalba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rkhetry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arma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ram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Chapagu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Panery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lai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ipajh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Mangaldo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al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Udalgu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Majb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ekiajul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rchalla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Tez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Rangapar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oote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iswanat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ehal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oh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agiroad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Mari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Laharigh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Rah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ing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tadrob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Rupohih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Nowgong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arham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amagu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aliabo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amunamuk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Hoja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Lumding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okakh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arupath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Golagh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Khumta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ergao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orhat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Majul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Titabar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Marian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Teok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Amgu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Nazir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Mahmar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onar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Thowr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ibsaga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Bihpuri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Naoboich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Lakhimpur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akuakhan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hemaji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Jonai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Mora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Dibrugarh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Lahowal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uliaja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Tingkhong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Naharkati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Chabu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Tinsuki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igboi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Margherit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Doomdoom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Sadiy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Valmiki 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Ramnaga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rkatia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ga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Lauriy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ut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anpat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ttiah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ikt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axaul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ugau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rkatiy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rsid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ovind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esar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Kalyan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Pipr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dhub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otih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iraia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Dhak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heohar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Rig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thna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arih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ursand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jpat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itamar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unnisaid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lsand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rlak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nipat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hajau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bubar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isf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dhuban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Rajnaga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hanjh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hulparas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Lauka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irma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Pipr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upaul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riveni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hata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rpat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Raniganj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Forbes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rar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okihat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ik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hadur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hakur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ishan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ochadhaman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Amo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is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Kasb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nmank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upau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hamda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urnia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Katih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adw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Balram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ran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nih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or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lam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ihari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ingheshw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dhepu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Sonbarsh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hars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imri Bakhti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his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usheshwar Asth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aura Bauram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ni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li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arbhanga Rural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arbhang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yaghat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hadu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eo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ale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aighat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ura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ina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ochah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k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urhan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uzaff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an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uraj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aroo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Sahebganj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ikunth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Barauli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opal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uchaikote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hore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thua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Siw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Zirade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arau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Raghunath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araund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har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oriakot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Maharajganj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Ekm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nj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nia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araiy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rhau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Chapr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ark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mno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ars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one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ji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Lal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Vaisha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hu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aja Pak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Ragho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hn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ate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Kalyan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Waris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masti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Uji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orw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rairanj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ohiuddin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ibhuti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ose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san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eria-Bari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chhwa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egh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tihan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hebpur Kamal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gusara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kh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lau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hagar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lda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arbatt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ih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opal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irpain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ahalgaon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hagal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ultan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th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m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horaiy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nk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ator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lh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arapur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Munge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Jamal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uryagar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Lakhisara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heikhpu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big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sthawa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iharsharif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ajgi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Islampur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ils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land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arnaut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okam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h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khtiar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ig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nki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umhrar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Patna Sahib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Fatu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ana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ne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hulw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saurh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Pali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ikram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ndesh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ha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rrah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giao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ar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agdish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hah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ahampur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ux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umrao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aj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"Ramgarh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ohani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habu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ain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en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asaram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argah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ina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ok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Deh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arakat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rwal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urt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ehanabad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hos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Makhdum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oh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Ob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binaga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Kutumba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Aurangabad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afi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uru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hergha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Imam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arachatt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odh Gay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aya Town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Tika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ela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Atr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Wazir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Rajaul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Hisu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Nawad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Gobindpur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Warsaliganj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Sikandr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amui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Jhajha 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Chakai 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haratpur-Sonhat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Manendra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aikunth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Premnaga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hatgao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Pratap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Ramanujganj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amr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Lund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Ambika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ita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Jash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unkur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Pathalgao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Lailung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Rai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aran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harsi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haramjaigarh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m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orb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atgho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Pali-Tanakha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Marwahi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Kot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Lorm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Mungel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Takhat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ilh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ilas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elta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Mastur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Akalta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Janjgir-Champa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Sakti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Chandra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Jaijai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Pam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araipal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asn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hallar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Mahasamund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ilai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asdol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aloda Baza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hatapa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harsiwa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ipur Rural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ipur City West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ipur City North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Raipur City Sout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Arang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Abhan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Rajim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indrawa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ihaw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urud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hamtar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anjari Balod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aundi Loha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Gunderdehi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Pata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urg Grami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urg City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Bhilai Naga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Vaishali Naga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Ahiwa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Saj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emetar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Nava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Pandariy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awardha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haira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ongar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Rajnandgao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ongargao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hujji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Mohla-Man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Antagarh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hanupratap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anke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eshkal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ondagaon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Narayan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Bastar (Jagdalpur rural)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Jagdalpur city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Chitrakot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Dantewada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Bijapu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Kont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Nerel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ura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Timar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Adarsh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adl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Rithal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awan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undk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Kira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ultanpur Majr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Nangloi Jat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angol Pu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Rohin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halimar Bagh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hakur Bast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Tri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Wazirpur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Model Town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adar Baz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Chandni Chowk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atia Mahal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allimaran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Karol Bagh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Patel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oti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adi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Rajouri Garden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Hari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Tilak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Janakpu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Vikaspu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Uttam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Dwark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atial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Najafgarh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ijwasan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Palam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Delhi Cantonment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Rajinder Nagar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New Delh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Jangpur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Kasturba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alviya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R K Puram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ehraul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Chhatar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Deol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Ambedkar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angam Vih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Greater Kailash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Kalkaj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Tughlkabad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adar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Okhl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Trilokpu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Kondl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Patparganj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Laxmi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Vishwas Nagar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Krishna Nagar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Gandhi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hahdar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eemapuri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Rohtas Naga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Seelam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Ghonda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Babar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Gokalpu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Mustafabad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Karawal Nagar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Mandr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Pern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Bicho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Tiv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Mapus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Sio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Saligao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alangute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Porvor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Aldon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Panaji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Taleigao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Santa Cruz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St. Andre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umbarju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Ma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Sanque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Pori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Valpoi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Priol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Pond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Sirod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Marca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Mormugao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Vasco Da Gam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Dabo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orta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Nuv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urtor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Fatorda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Margao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Benau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Nave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unco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Veli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Quep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urchor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Sanvord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Sanguem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Canacon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bdas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dv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huj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nj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andhidham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Rap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v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Thar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ane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nt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dgam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alan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ees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Deod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nkrej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Radhan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Chanasm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Patan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idh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heralu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Unjh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isnag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echraj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d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hesan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ija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Himatnag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Id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hedbrahm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rantij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hilo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odas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ay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hegam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Gandhinagar Sout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Gandhinagar North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s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lo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iramgam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anan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hatlodi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ejal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tv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Ellisbridge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aranpu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iko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aro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Thakkarbapa Nag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apunag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mraiwad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ria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amalpur-Khadiy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inag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nilim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abarmat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sarw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skro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olk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andhuk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sad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Limd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Wadhwan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Chotil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angadh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orb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Tanka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Wankane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Rajkot Eas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Rajkot Wes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Rajkot Sout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Rajkot Rura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asdan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onda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et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oraj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lavad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Jamnagar Rural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Jamnagar Nort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Jamnagar South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amjodh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hambhaliy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wark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orband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utiyan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avad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unagadh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isavad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esho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gro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omnath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Talal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odin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Un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ar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mrel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Lath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avarkundl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Rajul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huv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Talaj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ariadh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alitan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havnagar Rural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havnagar Eas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Bhavnagar West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adha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ot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hambhat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ors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nklav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Umreth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Anan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etl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ojitra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Mat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adi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ehmedab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hudh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Thas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padvanj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alasino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Lunawa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antram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heh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orva Hadaf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odha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alo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Halo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Fatepu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halo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Limkhe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ho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arba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evgadhbariy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etpur (ST)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Chhota Udai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ankhe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avl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ghodiy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abhoi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Vadodara City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Sayajigunj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kot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Raopu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jal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ad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rjan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ando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ediapa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ambus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g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hagadiy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haruch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Ankleshwa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Olp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grol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ndv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mrej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urat East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urat North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rachha Ro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ranj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Limbayat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Udhan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ju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targam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Surat West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Choryas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Bardol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Mahuv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yar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izar</text:p>
          </table:table-cell>
        </table:table-row>
        <table:table-row table:style-name="ro1">
          <table:table-cell office:value-type="string">
            <text:p>GJ</text:p>
          </table:table-cell>
          <table:table-cell office:value-type="string">
            <text:p>Dang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Jalalpore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Navsar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Gandev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ns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Dharampur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Valsad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Pardi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Kaprada</text:p>
          </table:table-cell>
        </table:table-row>
        <table:table-row table:style-name="ro2">
          <table:table-cell office:value-type="string">
            <text:p>GJ</text:p>
          </table:table-cell>
          <table:table-cell office:value-type="string">
            <text:p>Umbergaon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alk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anchkul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araingarh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Ambala Cantt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Ambala City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Mul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adhaur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Jagadhr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Yamunanagar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Radaur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Ladw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hahbad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Thanesar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ehow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Guhl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alayat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aitha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undr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ilokheri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Indri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Karna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Gharaund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Assandh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Panipat Rural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Panipat City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Isr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amalkh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Ganaur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Ra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harkhaud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onipat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Gohana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Barod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Jul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afidon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Jind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Uchana Kalan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arw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Toh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Fatehabad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Rati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alanwal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Dabwal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Rani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irs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Ellenabad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Adampur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Ukl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arnaund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Hans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rwala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isar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alw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Loharu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dhr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Charkhi Dadr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hiwan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Tosham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wani Kher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Meham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Garhi Sampla-Kilo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Rohtak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alanaur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hadurgarh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dl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Jhajjar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Ber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Atel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Mahendragarh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arnau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angal Chaudhry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wa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osl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Rewar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ataudi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dshahpur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Gurgaon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Soh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Nuh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Ferozepur Jhirk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unahana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Hathin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Hoda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alwa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Prithla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Faridabad NIT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dkhal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Ballabgarh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Faridabad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Tigao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Churah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harmo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Chamba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Dalhousie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hattiyat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Nur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Indor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Fateh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awal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Dehr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aswan-Prag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awalamukh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aisingh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ullah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Nagrot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angr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hah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Dharamshal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Palam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aijnath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Lahaul and Spit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Manal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ullu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Banja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Ann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arsog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undernaga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Nacha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eraj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Darang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ogindernaga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Dharampur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Mand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alh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arkaghat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horanj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ujan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Hamir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arsa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Nadau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Chintpurn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Gagret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Haroli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Un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utleha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handuta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Ghumarwi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ilas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ri Naina Devi J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Ark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Nalagarh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Doon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Sola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asaul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Pachhad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Naha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ri Renukaj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Paonta Sahib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Shillai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Chopal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Theog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asumpti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Shimla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Shimla Rural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Jubbal-Kotkhai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Rampur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Rohru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Kinnau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arna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upwa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Lolab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Handwa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Langate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Ur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afiabad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opore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Gurez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andipo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onawar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angram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aramull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Gulmarg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Pattan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angan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Ganderb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Hazratb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Zadib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Eidga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hany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Habba Kad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Amira Kad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onaw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atmaloo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Chadoo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udgam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eerwah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Khan Sahib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Charari Sharief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Tr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Pampore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Pulwam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ajpo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Wach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hopian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Noorabad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ulgam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Hom Shali Bug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Anantnag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Devs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Dooru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okernag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hangus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ijbeha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Pahalgam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Nub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Le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argi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Zansk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ishtw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Inderw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Dod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haderwa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amban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anih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Gulabgar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eas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Gool Arnas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Udhampu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Chenan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Chenan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an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asohl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athu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illaw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Hiranagar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Samb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Vijaypu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Nagrota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Gandhinagar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Jammu East</text:p>
          </table:table-cell>
        </table:table-row>
        <table:table-row table:style-name="ro1">
          <table:table-cell office:value-type="string">
            <text:p>JK</text:p>
          </table:table-cell>
          <table:table-cell office:value-type="string">
            <text:p>Jammu West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Bishna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S Pu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Suchetgar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Marh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aipur Doman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Akhnoo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Chhamb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Nowshera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Darhal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Rajouri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alakote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Kalakote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Mendhar</text:p>
          </table:table-cell>
        </table:table-row>
        <table:table-row table:style-name="ro2">
          <table:table-cell office:value-type="string">
            <text:p>JK</text:p>
          </table:table-cell>
          <table:table-cell office:value-type="string">
            <text:p>Poonch Havel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Rajmahal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orio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rhait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Litipa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Pak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hesh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ikaripa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Nal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amta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Dumk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am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armund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dhu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arath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Devgha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Poreyahat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odd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hagam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Kodarm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rkath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rh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rkagaon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Ramgarh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ndu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Hazaribagh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imari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Chat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Dhanwa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goda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amu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andey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iridih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Dumr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omi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ermo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okaro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Chandan kiyar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indr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Nirsa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Dhanbad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hari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Tund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ghma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aharago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hatsil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Potk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ugsalai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Jamshedpur East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Jamshedpur West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Ichagarh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eraikell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Chaibas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jhgaon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Jaganath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nohar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Chakradhar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Kharsawan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Tama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Torp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Khunt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ill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Khijri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Ranch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Hati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Kanke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nda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isa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uml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ishun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Simdeg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Kolebir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Lohardag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Manik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Lateha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Panki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Daltonganj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ishram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Chhatarpur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Hussainabad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Garhwa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Bhawanath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ippan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kkodi-Sadalg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than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gwa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dach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ybag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ukke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rabhav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okak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Yemkanmard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agavi Utt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agavi Dakshin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agavi Rur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han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itt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ilhong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aundatti Yellamm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mdurg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udho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erd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Jamkhand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il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dam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galko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ungun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uddebih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evar Hippar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savana Bagevad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baleshw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ijapur City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agatha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Ind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ind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fzal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Jevar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or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ah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Yadgi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urmitk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tt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edam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ncholi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ulbarga Rur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ulbarga Dakshi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ulbarga Utt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Alan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savakalyan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omnaba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idar South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id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halk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ura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ichur Rur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ich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nv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evadurg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Lingsug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indhan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sk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shta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nakagi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angawat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Yelburg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opp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irahatt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adag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Ron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argun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avalgun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ndgol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Dharwa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ubli-Dharwad-Eas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ubli-Dharwad-Centr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ubli-Dharwad-Wes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lghat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liy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rw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mt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hatk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irs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Yell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ng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iggaon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ve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yad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ireker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nibenn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dag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garibommanah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Vijayanaga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mp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irugupp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lary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lary City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and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dlig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olakalmuru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llak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tradurg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iriy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osadurg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olalk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Jagal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rapanah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rih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avanagere North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avanagere South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yakond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nnagi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onna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imoga Rur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hadravat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imog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irthah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ikaripu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orab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S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ind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ndapur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Udup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up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rk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ringe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udig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kmagal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arik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d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knayakanh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ipt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uruvek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unig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umkur City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umkur Rur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oratag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ubb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i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Pavagad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dhugi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auribidan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gep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kkaball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idlaghatt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ntaman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rinivas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ulbag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olar Gold Fiel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ngarape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ol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l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Yelahank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rishnarajapuram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yatarayanapu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Yeshwant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jarajeshwari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asarahalli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Mahalakshmi Layou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lleshwaram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ebb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Pulakeshi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arvagnanag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C. V. Raman 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ivajinag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Shanti Nag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andhi 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jaji 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ovindraj Nag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Vijay 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mrajpe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ickpe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savanagud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Padmanabhanaga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.T.M. Layou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Jaya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hadevapu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ommanahalli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Bangalore South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nek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oskot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evanah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Doddaballa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elamangal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gad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Ramanagaram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nakapu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nnapatn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lavall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dd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elukot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ndy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rirangapattan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agamangal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rishnarajape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hravanabelagol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rsike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ur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Hassan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olenarasi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Arkalgu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aklesh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elthangady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oodabidri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Mangalore City North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Mangalore City South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Mangalor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Bantv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Putt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Sulli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Madike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Virajpet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Periyapatn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rishnarajanagar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uns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eggadadevankote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anjangud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mundeshwari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rishnaraj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maraj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Narasimharaja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Varuna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T. Narasip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Hanu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ollegal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Chamarajanagar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Gundlupet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njeshwa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sarago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Udm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nhang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rikarip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yya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lliasser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aliparamb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Irikk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zhikode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n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Dharmado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alasser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thuparamb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tta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eravoo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nanthavad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Sulthan Bather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lpett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atak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ttiad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adapu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yiland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eramb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Balusser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Elath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zhikode North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zhikode South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Beypore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nnamanga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duvall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iruvambad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ndott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Eran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ilamb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Wandoor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Manjer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erinthalmann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nkad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lappu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eng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allikkunnu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irurangadi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Ta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ir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ttakkal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ava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onnan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ritha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ttamb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Shor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Ottapa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ng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nnarkk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lampuzh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lakk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ar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itt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enm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lath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elakk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nnamku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Guruvay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nal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Wadakkancher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Oll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riss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attik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ipamanga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Irinjalakud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uthukk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alakud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dungall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erumbavoo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ngamal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luv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lamasser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rav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ypin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och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rippunithu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Ernaku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rikkak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nnathunad 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iravo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uvattupuzh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thamanga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Deviku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Udumbancho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odupuzh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Idukk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eerumade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duthuruth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aiko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Ettumanoo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ttay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uthuppall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anganasser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njirappall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oonja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roo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ertha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lappuzh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mbalappuzh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ttan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Harip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yamku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Mavelik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engann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Thiruval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Rann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ranmu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nni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doo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runagapally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av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nnath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ttarakk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thanapu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unalu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adayamanga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und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l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Eravipu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athannoor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arka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ttingal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Chirayinkeezhu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edumangad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amanapu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zhakkoott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Vattiyoorkavu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Thiruvananthapur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emo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Aruvikkar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Parassal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ttakkada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ovalam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Neyyattink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heo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Vijay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bal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ou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umawal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ore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ima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mba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te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in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Lah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ehgao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ohad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Gwalior Rural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Gwalio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Gwalior Eas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Gwalior Sout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itarw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ab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ewd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ande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ati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are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oha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hivpu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ichhore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olaras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mo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u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achou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gho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shok N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ande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ungaol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i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hura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urkh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eo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ehl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aryoli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Saga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and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Tikam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at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rithvi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iwa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harga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haraj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andl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jn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hatar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ijaw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lh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thariy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amo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abe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Hatt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wa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unnao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n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itrakoot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igao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t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ago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ih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marpata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mpur-Baghela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rmo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emariy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Teonth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uganj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eotalab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ngawa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ew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u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urhat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dh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hawal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itrang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ngraul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evs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hauha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eoha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aisingn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ait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otm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nup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ushpraj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ndhav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n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rw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Vijayraghav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urw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horiband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Pata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rg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abalpur Purb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Jabalpur Utta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Jabalpur Cantonmen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Jabalpur Paschim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n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ho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hahpu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indo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ichhiy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iwas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ndl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ih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Lanj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raswad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laghat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Waraseo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atang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rghat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eo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eola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Lakhnado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otegao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arsing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Tendukhed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adarw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unnardeo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marw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ura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uns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Chhindwa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rasi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ndhur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ulta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ml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etul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horadong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ainsdeh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Timar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Hard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eoni-Malw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Hoshangaba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ohag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ipariy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Udaipu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oj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nch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lwa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Vidish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sod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urwa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ironj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hamshaba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erasi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hopal Utt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arel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opal Dakshin-Paschim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Bhopal Madhy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ovindpu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Huz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udh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sht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Ichhaw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ehore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arsingh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iao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j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hilchi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rang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usne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haja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hujal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alapipal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onkatc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ewas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Hatpipliy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hategao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gal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ndhat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Harsu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handw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ndha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epan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urhan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ikhangao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dwa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heshw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asrawa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hargone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hagwanpu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endhaw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j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ansemal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dwa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liraj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obat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habu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Thandl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Petlawa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rdar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andhwan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Kuksh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naw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harampuri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h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dnaw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epalpur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Indore-1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Indore-2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Indore-3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Indore-4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Indore-5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Dr. Ambedkar Nagar-Mhow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u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nwe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agada-Khachrod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hidp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Tara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hatiya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Ujjain Utt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Ujjain Dakshin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Badnaga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tlam Rural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Ratlam City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ailan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Jao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Alot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ndsour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Malhargarh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Suwasr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Garoth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anasa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eemuch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Jaw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kkalkuw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ahad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ndurb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v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ak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hule Ru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hule City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indkhed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ir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opd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ve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usaw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lgaon City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lgaon Ru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malne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Erando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alis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cho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mne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uktainag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lk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uldhan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ikha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indkhed Raj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ehk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hamgao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Jalgaon (Jamod)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ko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al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kola We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kola Ea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urtiz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Riso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Washim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ranj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hamangaon Railway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adne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mravat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Teos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ary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elgha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chal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orsh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rv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eo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Hingangha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Wardh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tol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avne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Hingn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Umre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 South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 Sou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 Cent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gpur North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mth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mtek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Tums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anda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ako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rjuni Mor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Tiro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ondiy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m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rmo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adchiro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he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ju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andr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allar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rahmapu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im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Waro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Wan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le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Yavatm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igras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rn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usa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Umarkhe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inwa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Hadgao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hok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nded Nor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nded South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Loh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Naigao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egl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ukhe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asmath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lamnur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Hingo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Jint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arbhan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Gangakhe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th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rt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hansawang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ln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adn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okard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illo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nn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hulamb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urangabad Cent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urangabad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urangabad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ith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ang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Vaij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nd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legaon Cent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legaon Oute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agl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lv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andv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Yew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inn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iph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indo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shik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shik Cent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shik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eola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Igatpu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ahanu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Vikramg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lgh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ois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alasopar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Vasa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iwandi Rural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hah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iwandi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hiwandi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lyan We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urba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mberna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Ulhasnag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lyan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ombiva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lyan Ru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ira Bhayand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Ovala-Majiwad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opri-Pachpakhad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Thane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umbra-Kalw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iro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el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oriva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ahis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gathane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ulun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Vikhro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handup We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Jogeshwari Ea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indosh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ndivali Ea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Charkop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lad We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Goregao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Versov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ndheri Wes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ndheri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Vile Parle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Chandiva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hatkopar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hatkopar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nkhurd Shivaji Nag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nushakti Nag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emb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ur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lin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Vandre Ea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Vandre Wes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Dharav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ion Koliwad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Wada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him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Wor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ivad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ycul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labar Hill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umbadev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Colab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anvel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rja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Ur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e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libag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hrivardha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ha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Junn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mbegao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hed Aland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hir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aun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Ind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aramat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urand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ho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v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Chinchwa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impr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hosar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Vadgaon Sher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hivajinag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othru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hadakwasa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rvat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Hadaps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une Cantonment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sba Peth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kole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angamne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hird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opar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riram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evas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ev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Rahur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rne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hmednagar City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rigond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rjat Jamkhe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Geora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jal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Beed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sht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ij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r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Latur Rur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Latur City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Ahmad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Udgi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Nilang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us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Umarg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Tulj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Osmanaba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arand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rmal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dh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Barsh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oho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olapur City Nor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olapur City Central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Akkalkot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olapur South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andhar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angole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lshiras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Phalta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Wa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ore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rad North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rad Sou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ta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atara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Dapo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Guhag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Chiplu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Ratnagir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Rajapu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nkavl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udal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Sawantwad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Chandgad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Radhanagari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Kag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olhapur Sou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arvi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olhapur North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ahuwad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Hatkanangle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Ichalkaranj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iro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iraj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angli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Islam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Shirala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Palus-Kadegaon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Khanapu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Tasgaon-Kavathe Mahankal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Jat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Khundrakpam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Heingang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Khura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Kshetrigao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Thongju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Keirao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Andro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Lamla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Thangmeiband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Uripok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Sagolband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Keishamthong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Singjame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Yaiskul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Wangkhe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Sekmai 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Lamsang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Konthoujam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Patso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Langthabal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Naoriya Pakhanglakpa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Wango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ayang Imphal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Nambol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Oinam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Bishnupur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oirang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Thanga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Kumbi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Lilong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Thoubal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Wangkhem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Heirok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Wangjing Tentha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Khangabok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Wabgai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Kakching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Hiyanglam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Sugnu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Jiribam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Chandel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Tengnoupal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Phungyar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Ukhrul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Chingai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Saikul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Karong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ao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Tadubi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Kang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Saitu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Tamei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Tamenglong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Nungba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Tipaimukh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Thanlon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Henglep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Churachandpur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Saikot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Singhat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Nartia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Jowai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Ralia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Mowkaiaw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Sutnga Saipu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Khliehriat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Amlarem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Mawhati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Nongpoh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Jira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Umsni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Umroi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Mawrengkne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Pynthorumkhrah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Mawlai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East Shillo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North Shillo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South Shillo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West Shillong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Mylliem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Nongthymmai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Nongkrem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Sohio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wphla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wsynram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Pynursl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Sohr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wkynrew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ira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wthadraishan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Nongstoin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Rambrai Jyrngam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wshynrut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Ranikor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wkyrwat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Kharkutt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endipathar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Resubelpar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Bagengdob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Songsak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Rongjeng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Willamnagar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Raksamgre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Tikrikill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Phulbari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Rajabal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Selsella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Dadenggre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North Tura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South Tura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Rangsakon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Ampati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Mahendraganj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Salmanpara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Gambegre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Dalu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Rongara Siju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Chokpot</text:p>
          </table:table-cell>
        </table:table-row>
        <table:table-row table:style-name="ro2">
          <table:table-cell office:value-type="string">
            <text:p>ML</text:p>
          </table:table-cell>
          <table:table-cell office:value-type="string">
            <text:p>Baghmara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Hachhek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Dampa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Mamit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uirial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Kolasib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Serlui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uivawl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Chalfilh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aw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North 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North I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North Ii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East 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East I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West 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West I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West Ii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South 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South Ii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Aizawl South Iii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engteng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uichang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Champhai North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Champhai South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East Tuipui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Serchhip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uikum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Hrangturzo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South Tuipui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unglei North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unglei East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unglei West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unglei South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horang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West Tuipui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Tuichawng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awngtlai West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Lawngtlai East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Saiha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Palak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Dimapur-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Dimapur-I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Dimapur-II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Ghaspani-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Ghaspani-I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Tenning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Peren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Western Angam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Kohima Town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orthern Angami-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orthern Angami I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Tseminyu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Pughoboto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Southern Angami 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Southern Angami I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Pfutsero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Chizam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Chazouba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Phek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Melur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Tul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Arkakong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Impur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Angetyongpang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Mongoy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onglenden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Mokokchung Town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Koridang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Jangpetkong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longtak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kuluto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toizu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Suruhoto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ghunato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ghunato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Satakh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yu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Wokh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Sanis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Bhandar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izit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Wakching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ap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Phomching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ehok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Mon Town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bo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Abo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amlu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Longleng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oksen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Longkhim Chare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uensang Sadar 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uensang Sadar II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obu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oklak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Thonoknyu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Shamator Chessore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Seyochung Sitimi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Pungro Kiphire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dam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ije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r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ttabi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hat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rajarajnag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harsugu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Talsa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undar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iramitra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ghunathpa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ourkel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jgang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ona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uchin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enga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ambal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irakho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eo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Telko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Ghasipu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nand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Patn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eonjh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ampu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ashi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araskan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irang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ngripos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aranji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Udal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dasah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rip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Mor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alesw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hogra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st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lasore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emun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ilagi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oro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imuli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handaripokha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hadrak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sudev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hamnag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andaba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injharpur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a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rchan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harmasal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aj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ore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ukin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henkana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Hindo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amakhyanag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rjang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llaha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Talche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ngu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hendip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thmallik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irmaharaj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one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Loisingh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tna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olangi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Titila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antabanj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uap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hari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Umarkote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harigam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abarang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abugam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Lanjigarh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Juna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harma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hawanipatn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arl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ligu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G. Udayagi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hulban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antama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oud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ramb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nk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th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rabati-Cuttack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oudwar-Cuttack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ia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uttack Sad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ali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Mahang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tku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endrapa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u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janag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Mahakalap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radeep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Tirtol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alikuda-Erasam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agatsingh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akat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imapa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u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rahmagi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atyabad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ipi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ayadev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hubaneswar Central (Madhya)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Bhubaneswar Nort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Ekamra Bhubanesw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atan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eguni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hur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ilik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n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handap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aspall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Nayagarh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hanjanag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olasar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abisuryanaga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halikote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hatra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Asik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ur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Sanakhemund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Hinjil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Gopal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erham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Digapahand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ikit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Mohan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arlakhemund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Gunu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Bissam Cuttack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Rayagada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Lakshmipur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otpad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Jeypore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Koraput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Pottang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Malkangiri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Chitrakonda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Mannadipet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Thirubuvanai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Ossudu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Mangalam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Villianur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Ozhukarai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Kadirkamam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Indira Nagar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Thattanchavady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Kamaraj Nagar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Lawspet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Kalapet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Muthialpet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Raj Bhavan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Oupalam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Orleampeth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Nellithope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Mudaliarpet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Ariankuppam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Manavely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Embalam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Nettapakkam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Bahour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Nedungadu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Thirunallar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Karaikal North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Karaikal South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Neravy T R Pattinam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Mahe</text:p>
          </table:table-cell>
        </table:table-row>
        <table:table-row table:style-name="ro2">
          <table:table-cell office:value-type="string">
            <text:p>PY</text:p>
          </table:table-cell>
          <table:table-cell office:value-type="string">
            <text:p>Yanam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ujanp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ho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Pathankot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Gurdasp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Dina Nag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Qadia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t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ri Hargobindp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Fatehgarh Churia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era Baba Nanak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jn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Raja Sans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ajith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Jandiala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mritsar North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mritsar Wes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mritsar Central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mritsar Eas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Amritsar Sout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ttar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Tarn Tara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hem Karan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tt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hadoor Sahib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ba Bak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holat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apurth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ultanpur Lodh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Phagwar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Philla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Nakod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hahkot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artarp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Jalandhar Wes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Jalandhar Central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Jalandhar Nort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Jalandhar Cantt.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damp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ukeria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asuy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Urm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ham Chauras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Hoshiarp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Chabbewa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Garhshanka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Banga 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Nawanshah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lacha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nandpur Sahib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Rupnag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Chamkaur Sahib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hara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S.A.S. Nag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ssi Pathan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Fatehgarh Sahib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mlo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hann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amr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ahnewal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Ludhiana Eas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Ludhiana Sout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tam Naga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Ludhiana Central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Ludhiana West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Ludhiana North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Gil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Paya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akh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Raikot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Jagrao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Nihal Singhw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hagha Puran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og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haramkot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Zir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Firozpur City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Firozpur Rura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Guru Har Sahai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Jalalabad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Fazilk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boh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lluan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Lamb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Gidderbah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alout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uktsa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Faridkot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Kotkapur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Jaitu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Rampura Phu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hucho Mand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thinda Urba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thinda Rura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Talwandi Sabo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Ma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ans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ardulgar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udhlad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Lehr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irb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unam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hada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Barna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ehal Kala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Malerkotl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Amargarh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hur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angr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Nabha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tiala Rural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Rajpur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Dera Bassi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Ghanaur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anour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tiala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Samana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Shutr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dulshah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Ganga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aran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urat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isingh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nup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ngari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Hanuman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ilibang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oh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had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ajuwal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ikaner West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ikaner East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olayat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unkarans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ungar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okh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dul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Tara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rdarshah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ur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tan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ujan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ilan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uraj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hunjhun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ndaw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awal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Udaipurwat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etr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Fateh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achhman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hod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ik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anta Ram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andel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eem Ka Th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ri Madho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otputl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Virat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hahpu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om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hule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Dud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hotwa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Ambe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amwa Ram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Hawa Mahal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Vidhyadhar Naga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Civil Lines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ishan Pole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darsh 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lviya 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ngane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gru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ass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aks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Tij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ishangarh Bas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undaw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ehro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ns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Thanagaz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lwar Rural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lwar Urb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m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jgarh–Laxman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athuma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Kaman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eeg–Kumhe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harat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adbai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Wei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y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seri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ar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hol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jakhe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Todabhim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Hindau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araul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pot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ndiku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huw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ikra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aus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alsot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Ganga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manwas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wai Madho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and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lpu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iwai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Tonk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eoli–Uni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ishan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ushkar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Ajmer North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Ajmer Sout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asirabad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eaw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sud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ekr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adnu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eedw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ayal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aga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invs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ert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eg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kr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arbats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aw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aitar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ojat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Pal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rwar Junction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al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umer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halod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ohawat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her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Osi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hopal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rdarpu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Jodh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oors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un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il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aisalme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okar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heo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arme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ytoo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achpad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iwan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Gudha Malan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oht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hore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alore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hinmal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nchore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niw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iroh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indwara–Ab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eod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Gogund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hadol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erwa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Udaipur Rural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Udai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vl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Vallabhnaga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lumbe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hariawad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Dungar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s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gw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oras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Ghatol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Garh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nsw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gido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ushal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apasan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Begu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ittor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imbahe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ri Sadr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ratap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him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umbhal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jsamand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Nathdw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sind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ndal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Sah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hilwa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hahpu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ahaz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ndalgar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Hindol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eshoraipat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und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Pipald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Sangod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Kota North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Kota South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Ladpur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amganj Mandi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Anta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ishanganj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Baran–Atru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Chhabra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Dag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Jhalarapatan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Khanpur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Manohar Thana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Yoksam- Tashiding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Yangtha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Maneybong Dentam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Gyalshing Barnyak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Rinchenpong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aramdin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oreng Chaku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alghari Zoom 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Barfung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Poklok Kamra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Namchi Singhithang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Melli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Namthang Rateypani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Temi Namphi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Rangang Yanga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Tumin Lingee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hamdong Singtam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West Pendam 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Rhenock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Chujachen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Gnathang Machong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Namchaybo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hyari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Martam Rumtek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Upper Tadong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Arithang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Gangtok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Upper Burtuk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Kabi Lungchuk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Djongu (BL)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Lachen Mangan (BL)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angha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ummidipoon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onne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ttan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val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oonamalle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va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duravoyal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Ambatt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dava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vottiy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Dr. Radhakrishnan Nag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eramb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olath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llivakk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. Vi. Ka. Nag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Egmor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oyapur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Harbo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hepauk-Thiruvalliken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housand Lights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Anna Nag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rugambakk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aidapet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. Nag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ylapor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elachery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holinganal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land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riperumbud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llava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amba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hengalpattu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por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heyy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duranthak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Uthiramer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nchee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akkon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holing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tpadi (Vellore North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anipet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cot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ellore (Vellore south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naikattu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. V. Kupp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udiyatt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aniyamba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mb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Jolarpet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"Tirupatt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Uthangar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Barg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rishnagi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eppanahall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Hos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hall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lacod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ennaga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Dharmapu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ppireddippatt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Har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heng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vannamal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ilpennath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lasapakk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o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an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heyy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andavas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inge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i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ndivan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an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llu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kravan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kkoyi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Ulundurpe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ishivandi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ankara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llakurich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angavall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tt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Yercaud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Oma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ett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Edapa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ankagir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Salem (West)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Salem (North)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Salem (South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eerapan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asi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enthamanga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amakkal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ramathi Ve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chengodu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umarapalay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Erode (East)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Erode (West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odakkurich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erundurai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Bhavan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nthiy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obichettipala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Bhavanisag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Dhara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nga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vanash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ppur (North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ppur (South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llad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Udumalaipe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dathuku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Udhagamanda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oonoo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uda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ettupala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u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vundampalay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oimbatore North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ondamuth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Coimbatore (South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inganal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inathukadavu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ollach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alpar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lan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Oddanchat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thoo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ilako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ath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Dindigul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edasand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avakurich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r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rishnaraya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ulithal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napaar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rirang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chirappalli (West)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chirappalli (East)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verumb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Lalg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nachanal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usi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uraiy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eramba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unn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iya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Jayankond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ttak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riddhacha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eyvel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nrut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uddalor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urinjipa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Bhuvanagi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hidamba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ttumannarkoil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irkazh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yiladuthur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oompuh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agapattin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ilve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edaran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thuraipoon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nnarg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var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anni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vidaimarud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umbakon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panas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vaiyaru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anjav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Orathanadu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ttukko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eravuran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Gandharvako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ralimal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udukko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ma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lang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anthang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raik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"Tiruppatt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ivaganga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anamadur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elur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durai East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holavandan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durai North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durai South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durai Central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Madurai West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iruparankund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manga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Usilampatt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ndipatt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eriyaku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Bodinayakan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umbu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ajapalay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rivilliputh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att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ivakas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rudhunaga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ruppukko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chul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ramak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vadan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amanatha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Mudhukulath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lathikul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hoothukud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chend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ruvaikunt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Ottapida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ovilpatt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Sankarankovil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asudevanal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dayanallur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enkas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langula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runelvel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Ambasamud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layamkotta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angune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Radha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anniyakumari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Nagercoil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Colachal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Padmanabhapuram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Vilavancode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Killiyoo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usheerab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lak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mber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hairatabad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Jubilee Hills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anath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mpall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arwan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Goshamah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Charmin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Chandrayangutt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Yakutpur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ahadurpura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Secunderab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ecunderabad Cantt.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edch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lkajgiri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Quthbullap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ukatpall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Upp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Ibrahimpatnam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L. B. 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heshwaram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Rajendra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erilingampall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Chevella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argi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Vikarabad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Tand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iddi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edak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rayankhe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ndole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rsap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Zahirabad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angaredd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atancheru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Dubbak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Gajwe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irp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Chennur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ellampalli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ncherial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sifabad (ST)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hanapur (ST)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dliab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oath (ST)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irm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udhole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oratl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Jagti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Dharmapuri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Ramagundam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nthani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eddapalle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arim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Choppadandi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Vemulawad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ircill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nakondur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Huzurab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Husnab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hammam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alai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dhira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Wyr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athupalli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swaraopet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Yellandu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othagudem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hadrachalam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inapak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odang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rayan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hbub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Jadcherl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Devarkadr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kth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Wanaparth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Gadw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lamp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garkurnoo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cham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alwakurth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had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ollap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lgond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Surya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Devarakond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garjuna S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iryalagud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Huzurnaga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od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unugode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hongi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krekal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Thungathurthi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lai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Armur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odhan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Jukkal 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answad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Yellaredd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Kamareddy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izamabad (Urban)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izamabad (Rural)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alkonda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Jangaon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Ghanpur(Station)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alakurthi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Dornakal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ahabubabad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Narsam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Parkal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Warangal West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Warangal Eas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Waradhanapet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Bhupalpalle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Mulug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Simn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Mohan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amuti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arjal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hayerpur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Agartal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Ram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own Bordowali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anamali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Majlish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Mandaibaz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akarjal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Pratapgarh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adharghat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malas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ishalgarh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Golaghati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Suryamani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Charilam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oxa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Nalch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Sonamur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Dhan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Ramchandraghat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howai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Asharambari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lyanpur-Pramode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eliamur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rishna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agm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Radhakishor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Matarbari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kraban-Salgarh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Raj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eloni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Santirbaz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Hrishyamukh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Jolaibari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Manu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Sabroom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Ampi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Amar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rbook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Raima Valley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mal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Surm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Ambass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rmachhar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Chawamanu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Pabiachhar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Fatikroy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Chandipu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ilashah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damtala-Kurti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Bagbassa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Dharma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Jubarajn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Panisagar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Pencharthal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Kanch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gra Cantt.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gra Nort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gra Rural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gra Sout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jag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kbar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kbarpur - Raniy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l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li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ligar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llahabad Nort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llahabad Sout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llahabad Wes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m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meth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mrit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mroh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nupshah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onl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rya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smo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tr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trauliy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ura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uraiy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Ayah Sha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yodhy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Azamgar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ba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ber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bi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chhraw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dau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dl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gpa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he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hraic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iri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kshi Kaa Talab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lama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ldev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lh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llia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lram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n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ngarma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nsdi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nsgao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ns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abank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au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Bareilly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eilly Cantt.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ha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h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rkhe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asti Sad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eha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elthara Ro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adoh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agwant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arth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atpar Ran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ing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ogn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ojipu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oj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hongao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dhu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jno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k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la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las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lgram-Mallanw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lha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ls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ndk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sal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s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sw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thari Chai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ithoo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udh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Bulandshah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aimpiyar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Chai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ki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mrau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ndaus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nd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rkha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rthawa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auri-Chau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hanbey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hapr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har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hat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hibrama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illup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itrakoo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hun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Colonel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adrau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ad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ariy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ata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eba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eoban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eori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ham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hanau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hanghat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haurah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haul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ibiy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idar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omariya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Duddh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Eta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Etawa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Etmad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Farid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Farrukh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Fateh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Fateh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Fatehpur Sik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Fazil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Firoz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ainsa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ango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arauth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arhmukteshw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au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auri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hatam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hazi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haz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horawa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hos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la Gokrannat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n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pal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pamau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orakhpur Rural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Gorakhpur Urb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shain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verdh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ovind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unna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Gy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idergar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mir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ndi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rchand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rdo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rgao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rraiy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s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stin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t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athras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Husain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Iglas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Is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Itw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gdish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han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khanian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Jalal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lal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les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ng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sr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swant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au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Jew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Jhansi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d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im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ir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iser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lp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ly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nnau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npur Cantt.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nt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pilvast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ptan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rachh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rha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s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st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teha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t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atra Baz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eraka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ad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ag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ai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ajan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alil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at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eragar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hurj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idwai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ishn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ithore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oi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orao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un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undark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urs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Kushi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Lahar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Lakhim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Lal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Lalit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Lambhu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on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Lucknow Cantt.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ucknow Central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ucknow East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ucknow Nort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Lucknow Wes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chhlishah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dhaugar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dhub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adew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araj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araj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as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mood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ob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ho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inpu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jhaw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lhan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lih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nik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njh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nk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n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rh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dih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riyah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ter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athu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auran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er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er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eeru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erut Cantt.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eerut Sout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h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hnau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hron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ej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enhdawa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ilak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ilk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irz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isrik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odi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ohammad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ohammd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oh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ohanlalganj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oradabad Naga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Moradabad Rural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ubarak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ughalsara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uhammadabad-Goh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ungra Badshah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urad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Muzaffar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gi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jib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k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np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rain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ugawan Sada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utanw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awab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ehta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ighas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izam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Noi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Noor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Ob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Ora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adrau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ali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aniy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athardev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atiyal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Patt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ayag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haphama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haren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heph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hoolpur Pawa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hul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ilibhit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ind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ipraic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oway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ratapgar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ratap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ur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urqaz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Purw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e Barel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Ram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mkol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Ram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mpur Karkh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mpur Khas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mpur Manihar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ni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s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asulabad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Rat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oberts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ohaniy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ud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udh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Rudr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d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d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f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g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hajanwa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haran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haranpur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hasw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hib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id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iyadraj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kaldih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lempur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lo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mbhal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nd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ndil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rdh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reni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arojini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awayaz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evapu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evat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ah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ah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ahjah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am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ekhu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ikar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ikoh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iv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ohratgar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hrawast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dhaul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kander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kand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kandra Rao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kandr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rath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rsa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shamau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sw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ta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iwalkhas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oraon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Sri Nag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u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ultan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Syan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amkuhi Ra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and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arab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hakurdwar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hana Bhawan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ilh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ilo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indwari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irw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ulsi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Tundl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Unchaha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Unnao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Utraula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Varanasi Cantt.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Varanasi North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Varanasi South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Vishwanathganj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Zafr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Zahoorabad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Zaidpur</text:p>
          </table:table-cell>
        </table:table-row>
        <table:table-row table:style-name="ro2">
          <table:table-cell office:value-type="string">
            <text:p>UP</text:p>
          </table:table-cell>
          <table:table-cell office:value-type="string">
            <text:p>Zamani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Purol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Yamunotr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Gangotr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Badrinath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Tharal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arnaprayag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edarnath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udraprayag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Ghansal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evprayag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Narendranag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Pratapnag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Tehr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hanault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Chakrat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Vikasnag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Sahas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harampur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Rai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ajpur Road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ehradun Cant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Mussoorie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oiwal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ishikesh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Haridw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BHEL Rani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Jwala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Bhagwan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Jhabrer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Piran Kaliy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oorkee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han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Mangla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Laks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Haridwar Rural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Yamkeshw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Pauri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Srinag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Chaubattakhal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Lansdowne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otdw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harchul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idiha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Pithoragarh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Gangoliha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apko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Bageshw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Dwarahat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Sal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anikhe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Someshw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Almor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Jageshw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Lohagha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Champawat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Lalkuan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Bhimtal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Nainital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Haldwan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aladhungi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amnaga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Jas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ashi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Baj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Gadar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Rudrapur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ichh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Sitarganj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Nanakmatta</text:p>
          </table:table-cell>
        </table:table-row>
        <table:table-row table:style-name="ro2">
          <table:table-cell office:value-type="string">
            <text:p>UT</text:p>
          </table:table-cell>
          <table:table-cell office:value-type="string">
            <text:p>Khatim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ekliganj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thabhanga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Cooch Behar (Uttar)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Cooch Behar (Dakshin)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Sitalkuch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Sita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Dinhat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Natabar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Tufanganj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umargram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alchin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Alipurudars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Falakat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darihat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Dhupgur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ynagur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Jalpaigur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Rajganj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Dabgram-Phulbari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Mal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Nagrakat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alimpong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Darjeeling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urseong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tigara-Naxalbari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Siligur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Phansidewa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Chopr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Islampu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Goalpokha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Chakuli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arandigh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Hemtabad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aliaganj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Raiganj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Itaha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ushmandi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Kumarganj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Balurghat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Tapan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Gangarampu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Harirampu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Habibpu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Gazole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Chanchal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Harishchandrapu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latipu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Ratua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nikchak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Maldah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3">23/11/2022</text:date>, <text:time>22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2-11-23T20:21:34</meta:creation-date>
    <dc:date>2022-11-23T22:52:47</dc:date>
    <dc:creator>Satinder Singh</dc:creator>
    <meta:editing-duration>PT50M36S</meta:editing-duration>
    <meta:editing-cycles>10</meta:editing-cycles>
    <meta:generator>OpenOffice/4.1.7$Unix OpenOffice.org_project/417m1$Build-9800</meta:generator>
    <meta:document-statistic meta:table-count="3" meta:cell-count="8840" meta:object-count="0"/>
    <meta:user-defined meta:name=""/>
  </office:meta>
</office:document-meta>
</file>